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officeooo:rsid="0009aba3" officeooo:paragraph-rsid="0010a46a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09aba3" officeooo:paragraph-rsid="00125ff2"/>
    </style:style>
    <style:style style:name="P3" style:family="paragraph" style:parent-style-name="Standard" style:list-style-name="L2">
      <style:paragraph-properties fo:text-align="justify" style:justify-single-word="false"/>
      <style:text-properties officeooo:rsid="0009aba3" officeooo:paragraph-rsid="0009aba3"/>
    </style:style>
    <style:style style:name="P4" style:family="paragraph" style:parent-style-name="Standard" style:list-style-name="L1">
      <style:paragraph-properties fo:text-align="justify" style:justify-single-word="false"/>
      <style:text-properties officeooo:paragraph-rsid="000dd1a9"/>
    </style:style>
    <style:style style:name="P5" style:family="paragraph" style:parent-style-name="Standard">
      <style:paragraph-properties fo:text-align="justify" style:justify-single-word="false"/>
      <style:text-properties officeooo:paragraph-rsid="00082c73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c140c" officeooo:paragraph-rsid="000c140c" style:font-weight-asian="bold" style:font-weight-complex="bold"/>
    </style:style>
    <style:style style:name="P7" style:family="paragraph" style:parent-style-name="Standard" style:list-style-name="L1">
      <style:paragraph-properties fo:text-align="center" style:justify-single-word="false"/>
      <style:text-properties fo:font-weight="bold" officeooo:rsid="000c140c" officeooo:paragraph-rsid="000c140c" style:font-weight-asian="bold" style:font-weight-complex="bold"/>
    </style:style>
    <style:style style:name="P8" style:family="paragraph" style:parent-style-name="Standard" style:list-style-name="L1">
      <style:paragraph-properties fo:text-align="justify" style:justify-single-word="false"/>
      <style:text-properties fo:font-weight="bold" officeooo:rsid="0009aba3" officeooo:paragraph-rsid="000dd1a9" style:font-weight-asian="bold" style:font-weight-complex="bold"/>
    </style:style>
    <style:style style:name="P9" style:family="paragraph" style:parent-style-name="Standard" style:list-style-name="L1">
      <style:paragraph-properties fo:text-align="center" style:justify-single-word="false"/>
      <style:text-properties fo:font-weight="bold" officeooo:rsid="000d2fa4" officeooo:paragraph-rsid="000d2fa4" style:font-weight-asian="bold" style:font-weight-complex="bold"/>
    </style:style>
    <style:style style:name="P10" style:family="paragraph" style:parent-style-name="Standard" style:list-style-name="L1">
      <style:paragraph-properties fo:text-align="center" style:justify-single-word="false"/>
      <style:text-properties fo:font-weight="bold" officeooo:rsid="0010a46a" officeooo:paragraph-rsid="0010a46a" style:font-weight-asian="bold" style:font-weight-complex="bold"/>
    </style:style>
    <style:style style:name="P11" style:family="paragraph" style:parent-style-name="Standard" style:list-style-name="L1">
      <style:paragraph-properties fo:text-align="justify" style:justify-single-word="false"/>
      <style:text-properties fo:font-weight="normal" officeooo:rsid="000c140c" officeooo:paragraph-rsid="000c140c" style:font-weight-asian="normal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fo:font-weight="normal" officeooo:rsid="000c140c" officeooo:paragraph-rsid="001395dd" style:font-weight-asian="normal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fo:font-weight="normal" officeooo:rsid="000c140c" officeooo:paragraph-rsid="0014db2b" style:font-weight-asian="normal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fo:font-weight="normal" officeooo:rsid="000c3572" officeooo:paragraph-rsid="000c3572" style:font-weight-asian="normal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fo:font-weight="normal" officeooo:rsid="000c3572" officeooo:paragraph-rsid="0014db2b" style:font-weight-asian="normal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fo:font-weight="normal" officeooo:rsid="000d2fa4" officeooo:paragraph-rsid="0010a46a" style:font-weight-asian="normal" style:font-weight-complex="normal"/>
    </style:style>
    <style:style style:name="P17" style:family="paragraph" style:parent-style-name="Standard" style:list-style-name="L2">
      <style:paragraph-properties fo:text-align="justify" style:justify-single-word="false"/>
      <style:text-properties fo:font-weight="normal" officeooo:rsid="000d2fa4" officeooo:paragraph-rsid="000d2fa4" style:font-weight-asian="normal" style:font-weight-complex="normal"/>
    </style:style>
    <style:style style:name="P18" style:family="paragraph" style:parent-style-name="Standard" style:list-style-name="L2">
      <style:paragraph-properties fo:text-align="justify" style:justify-single-word="false"/>
      <style:text-properties fo:font-weight="normal" officeooo:rsid="000d2fa4" officeooo:paragraph-rsid="00130663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0d2fa4" officeooo:paragraph-rsid="000d2fa4" style:font-weight-asian="normal" style:font-weight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fo:font-weight="normal" officeooo:rsid="000dd1a9" officeooo:paragraph-rsid="000dd1a9" style:font-weight-asian="normal" style:font-weight-complex="normal"/>
    </style:style>
    <style:style style:name="P21" style:family="paragraph" style:parent-style-name="Standard" style:list-style-name="L2">
      <style:paragraph-properties fo:text-align="justify" style:justify-single-word="false"/>
      <style:text-properties fo:font-weight="normal" officeooo:rsid="000dd1a9" officeooo:paragraph-rsid="0014db2b" style:font-weight-asian="normal" style:font-weight-complex="normal"/>
    </style:style>
    <style:style style:name="P22" style:family="paragraph" style:parent-style-name="Standard" style:list-style-name="L1">
      <style:paragraph-properties fo:text-align="justify" style:justify-single-word="false"/>
      <style:text-properties fo:font-weight="normal" officeooo:rsid="000b9c6d" officeooo:paragraph-rsid="000dd1a9" style:font-weight-asian="normal" style:font-weight-complex="normal"/>
    </style:style>
    <style:style style:name="P23" style:family="paragraph" style:parent-style-name="Standard" style:list-style-name="L1">
      <style:paragraph-properties fo:text-align="justify" style:justify-single-word="false"/>
      <style:text-properties fo:font-weight="normal" officeooo:rsid="000f7673" officeooo:paragraph-rsid="000f7673" style:font-weight-asian="normal" style:font-weight-complex="normal"/>
    </style:style>
    <style:style style:name="P24" style:family="paragraph" style:parent-style-name="Standard" style:list-style-name="L2">
      <style:paragraph-properties fo:text-align="justify" style:justify-single-word="false"/>
      <style:text-properties fo:font-weight="normal" officeooo:rsid="000f7673" officeooo:paragraph-rsid="0014db2b" style:font-weight-asian="normal" style:font-weight-complex="normal"/>
    </style:style>
    <style:style style:name="P25" style:family="paragraph" style:parent-style-name="Standard" style:list-style-name="L1">
      <style:paragraph-properties fo:text-align="justify" style:justify-single-word="false"/>
      <style:text-properties fo:font-weight="normal" officeooo:rsid="0010a46a" officeooo:paragraph-rsid="0010a46a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10a46a" officeooo:paragraph-rsid="0010a46a" style:font-weight-asian="normal" style:font-weight-complex="normal"/>
    </style:style>
    <style:style style:name="P27" style:family="paragraph" style:parent-style-name="Standard" style:list-style-name="L2">
      <style:paragraph-properties fo:text-align="justify" style:justify-single-word="false"/>
      <style:text-properties fo:font-weight="normal" officeooo:rsid="00130663" officeooo:paragraph-rsid="00130663" style:font-weight-asian="normal" style:font-weight-complex="normal"/>
    </style:style>
    <style:style style:name="P28" style:family="paragraph" style:parent-style-name="Standard" style:list-style-name="L2">
      <style:paragraph-properties fo:text-align="justify" style:justify-single-word="false"/>
      <style:text-properties fo:font-weight="normal" officeooo:rsid="00130663" officeooo:paragraph-rsid="001693f4" style:font-weight-asian="normal" style:font-weight-complex="normal"/>
    </style:style>
    <style:style style:name="P29" style:family="paragraph" style:parent-style-name="Standard" style:list-style-name="L2">
      <style:paragraph-properties fo:text-align="justify" style:justify-single-word="false"/>
      <style:text-properties fo:font-weight="normal" officeooo:rsid="00185e72" officeooo:paragraph-rsid="00185e72" style:font-weight-asian="normal" style:font-weight-complex="normal"/>
    </style:style>
    <style:style style:name="P30" style:family="paragraph" style:parent-style-name="Standard" style:list-style-name="L1">
      <style:paragraph-properties fo:text-align="justify" style:justify-single-word="false"/>
      <style:text-properties fo:font-weight="normal" officeooo:rsid="00185e72" officeooo:paragraph-rsid="00185e72" style:font-weight-asian="normal" style:font-weight-complex="normal"/>
    </style:style>
    <style:style style:name="P31" style:family="paragraph" style:parent-style-name="Standard" style:list-style-name="L2">
      <style:paragraph-properties fo:text-align="justify" style:justify-single-word="false"/>
      <style:text-properties officeooo:rsid="000d2fa4" officeooo:paragraph-rsid="000d2fa4"/>
    </style:style>
    <style:style style:name="P32" style:family="paragraph" style:parent-style-name="Standard" style:list-style-name="L1">
      <style:paragraph-properties fo:text-align="justify" style:justify-single-word="false"/>
      <style:text-properties officeooo:rsid="00130663" officeooo:paragraph-rsid="00130663"/>
    </style:style>
    <style:style style:name="P33" style:family="paragraph" style:parent-style-name="Standard" style:list-style-name="L1">
      <style:paragraph-properties fo:text-align="justify" style:justify-single-word="false"/>
      <style:text-properties officeooo:rsid="001395dd" officeooo:paragraph-rsid="001395dd"/>
    </style:style>
    <style:style style:name="P34" style:family="paragraph" style:parent-style-name="Standard">
      <style:paragraph-properties fo:text-align="justify" style:justify-single-word="false"/>
      <style:text-properties officeooo:rsid="00199164" officeooo:paragraph-rsid="00199164"/>
    </style:style>
    <style:style style:name="T1" style:family="text">
      <style:text-properties officeooo:rsid="00082c73"/>
    </style:style>
    <style:style style:name="T2" style:family="text">
      <style:text-properties officeooo:rsid="0009aba3"/>
    </style:style>
    <style:style style:name="T3" style:family="text">
      <style:text-properties officeooo:rsid="000b9c6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c140c" style:font-weight-asian="bold" style:font-weight-complex="bold"/>
    </style:style>
    <style:style style:name="T6" style:family="text">
      <style:text-properties officeooo:rsid="000c3572"/>
    </style:style>
    <style:style style:name="T7" style:family="text">
      <style:text-properties fo:font-weight="normal" officeooo:rsid="000b9c6d" style:font-weight-asian="normal" style:font-weight-complex="normal"/>
    </style:style>
    <style:style style:name="T8" style:family="text">
      <style:text-properties fo:font-weight="normal" officeooo:rsid="000dd1a9" style:font-weight-asian="normal" style:font-weight-complex="normal"/>
    </style:style>
    <style:style style:name="T9" style:family="text">
      <style:text-properties fo:font-weight="normal" officeooo:rsid="0010a46a" style:font-weight-asian="normal" style:font-weight-complex="normal"/>
    </style:style>
    <style:style style:name="T10" style:family="text">
      <style:text-properties officeooo:rsid="0010a46a"/>
    </style:style>
    <style:style style:name="T11" style:family="text">
      <style:text-properties officeooo:rsid="00125ff2"/>
    </style:style>
    <style:style style:name="T12" style:family="text">
      <style:text-properties officeooo:rsid="00130663"/>
    </style:style>
    <style:style style:name="T13" style:family="text">
      <style:text-properties officeooo:rsid="0014db2b"/>
    </style:style>
    <style:style style:name="T14" style:family="text">
      <style:text-properties officeooo:rsid="001693f4"/>
    </style:style>
    <style:style style:name="T15" style:family="text">
      <style:text-properties fo:color="#ce181e"/>
    </style:style>
    <style:style style:name="T16" style:family="text">
      <style:text-properties fo:color="#000000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REQUISITOS FUNCIONALES</text:span></text:p>
      <text:list xml:id="list4170029281" text:style-name="L1">
        <text:list-header>
          <text:p text:style-name="P7">Módulo de Desarrollo.</text:p>
          <text:p text:style-name="P7"/>
        </text:list-header>
        <text:list-item>
          <text:p text:style-name="P12">El sistema permitirá registrar los requerimientos que el cliente espera del producto.</text:p>
        </text:list-item>
        <text:list-item>
          <text:p text:style-name="P12">El sistema permitirá registrar los atributos <text:span text:style-name="T6">comunes</text:span> de un ítem(versión, prioridad, estado, complejidad, descripción, observaciones, usuario asignado).</text:p>
        </text:list-item>
        <text:list-item>
          <text:p text:style-name="P15">El sistema permitirá definir ademas de los atributos comunes, atributos propios de un <text:span text:style-name="T4">ítem de configuración.</text:span></text:p>
        </text:list-item>
        <text:list-item>
          <text:p text:style-name="P13">El sistema permitirá <text:span text:style-name="T16">adjuntar</text:span> archivos externos relacionados a los ítems.</text:p>
        </text:list-item>
        <text:list-item>
          <text:p text:style-name="P11">El sistema permitirá la enumeración de los ítems de cada fase, todo esto de forma automática.</text:p>
        </text:list-item>
        <text:list-item>
          <text:p text:style-name="P14">El sistema deberá identificar los atributos comunes de los ítems, y sus atributos específicos.</text:p>
        </text:list-item>
        <text:list-item>
          <text:p text:style-name="P14">El sistema deberá generar un historial de las modificaciones realizadas a cada versión de cada ítem.</text:p>
        </text:list-item>
        <text:list-item>
          <text:p text:style-name="P14">El sistema permitirá realizar revisiones a las versiones anteriores de cada ítem.</text:p>
        </text:list-item>
        <text:list-item>
          <text:p text:style-name="P14">El sistema deberá registrar la fecha, el motivo y usuario que aprobó el cambio de un ítem.(El usuario sería el conjunto de usuarios del comité de cambios).</text:p>
        </text:list-item>
        <text:list-item>
          <text:p text:style-name="P8">El sistema permitirá registrar la relación de los ítems entre las fases del proyecto. (Relaciones de Padre/Hijo y Antecesor/Sucesor).<text:span text:style-name="T10">(</text:span><text:span text:style-name="T9">dependencia entre los elementos del proyecto, necesario para realizar el calculo de impacto</text:span><text:span text:style-name="T10">).</text:span></text:p>
        </text:list-item>
        <text:list-item>
          <text:p text:style-name="P12">El sistema permitirá que un proyecto inicie en cualquiera de sus fases definidas por el Módulo de Administración.</text:p>
        </text:list-item>
        <text:list-item>
          <text:p text:style-name="P30">El sistema permitirá el cambio de estado de un proyecto.</text:p>
        </text:list-item>
        <text:list-item>
          <text:p text:style-name="P30">El sistema permitirá el cambio de estado de una fase.</text:p>
        </text:list-item>
        <text:list-item>
          <text:p text:style-name="P30">El sistema permitirá el cambio de estado de un ítem.</text:p>
        </text:list-item>
        <text:list-item>
          <text:p text:style-name="P30">El sistema permitirá el cambio de estado de una línea base.</text:p>
        </text:list-item>
      </text:list>
      <text:p text:style-name="P19"/>
      <text:list xml:id="list222058793361056" text:continue-numbering="true" text:style-name="L1">
        <text:list-item>
          <text:list>
            <text:list-item>
              <text:list>
                <text:list-header>
                  <text:p text:style-name="P9">Módulo de Gestión de Configuración</text:p>
                </text:list-header>
              </text:list>
            </text:list-item>
          </text:list>
        </text:list-item>
        <text:list-item>
          <text:p text:style-name="P4"><text:span text:style-name="T7">El sistema permitirá la creación de Líneas Bases(Una Línea Base es la etiqueta bajo la cual quedan los ítems en estado aprobado. </text:span><text:span text:style-name="T8">L</text:span>a Línea base consiste en el bloqueo de modificación de los atributos de definición de los ítems involucrados en la fase correspondiente<text:span text:style-name="T7">).</text:span><text:span text:style-name="T8"> </text:span></text:p>
        </text:list-item>
        <text:list-item>
          <text:p text:style-name="P20"><text:span text:style-name="T5">El sistema permitirá controlar las Líneas Bases generadas.</text:span></text:p>
        </text:list-item>
        <text:list-item>
          <text:p text:style-name="P22"><text:span text:style-name="T5">El sistema permitirá administrar los cambios que quieran realizarse a los ítems que están dentro de una Línea Base. </text:span></text:p>
        </text:list-item>
        <text:list-item>
          <text:p text:style-name="P20">El sistema permitirá enviar la solicitud para la creación de una Linea Base.</text:p>
        </text:list-item>
        <text:list-item>
          <text:p text:style-name="P23">El sistema permitirá solicitar cambios sobre ítems pertenecientes a un línea base.<text:span text:style-name="T10">(Para la toma de decisiones el comité debe tener en cuenta el calculo de impacto.)</text:span></text:p>
        </text:list-item>
        <text:list-item>
          <text:p text:style-name="P16">El sistema deberá hacer el cálculo de impacto de un cambio que quiera realizarse a un ítem del proyecto.(Calculo de impacto : Sumatoria del atributo complejidad de cada ítem relacionado al cambio dividido la sumatoria total de todos los atributos complejidad de cada ítem en el proyecto).</text:p>
        </text:list-item>
        <text:list-item>
          <text:p text:style-name="P25">El sistema deberá permitir realizar un informe sobre una linea base(descripción de todos los ítems involucrados en la linea base, estado actual del mismo, y la versión).</text:p>
        </text:list-item>
      </text:list>
      <text:p text:style-name="P26"/>
      <text:p text:style-name="P26"/>
      <text:list xml:id="list222058969767760" text:continue-numbering="true" text:style-name="L1">
        <text:list-header>
          <text:p text:style-name="P10">Módulo de Administración del Sistema</text:p>
        </text:list-header>
        <text:list-item>
          <text:p text:style-name="P2">El sistema permitirá la creación de usuarios.<text:span text:style-name="T12">(Nombre de usuario, contraseña, correo electrónico).</text:span></text:p>
        </text:list-item>
        <text:list-item>
          <text:p text:style-name="P2">El sistema permitirá la creación roles.(<text:span text:style-name="T3">Roles de</text:span> <text:span text:style-name="T3">Administrador, Gerente de Proyecto, Desarrollador, Miembro de Comité de Cambios.</text:span>)</text:p>
        </text:list-item>
        <text:list-item>
          <text:p text:style-name="P2">El sistema permitirá la <text:span text:style-name="T11">asignación de los roles a los usuarios.</text:span></text:p>
        </text:list-item>
        <text:list-item>
          <text:p text:style-name="P32">El sistema permitirá la modificación de las características de los roles.</text:p>
        </text:list-item>
        <text:list-item>
          <text:p text:style-name="P1"><text:soft-page-break/>El sistema permitirá la creación de proyectos.</text:p>
        </text:list-item>
        <text:list-item>
          <text:p text:style-name="P2">El sistema permitirá la configuración <text:span text:style-name="T11">de los proyectos(El nombre, la cantidad de fases, asignar el gerente, asignar los desarrolladores).</text:span></text:p>
        </text:list-item>
        <text:list-item>
          <text:p text:style-name="P32">El sistema permitirá la creación de permisos.</text:p>
        </text:list-item>
        <text:list-item>
          <text:p text:style-name="P32">El sistema permitirá la asignación de los permisos a los usuarios.</text:p>
        </text:list-item>
        <text:list-item>
          <text:p text:style-name="P33">El sistema permitirá la definición de fases dentro de un proyecto.</text:p>
        </text:list-item>
      </text:list>
      <text:p text:style-name="P6"/>
      <text:p text:style-name="P6"/>
      <text:p text:style-name="P34">REQUISITOS NO FUNCIONALES</text:p>
      <text:p text:style-name="P34"/>
      <text:list xml:id="list2973898418" text:style-name="L2">
        <text:list-item>
          <text:p text:style-name="P3">Un proyecto deberá poseer como mínimo una fase.</text:p>
        </text:list-item>
        <text:list-item>
          <text:p text:style-name="P31">Si y solo si un ítem es de la primera fase puede este no tener Antecesor.</text:p>
        </text:list-item>
        <text:list-item>
          <text:p text:style-name="P17">El sistema no permitirá que se generen bucles entre ítem<text:span text:style-name="T12">s </text:span>con sus relaciones.</text:p>
        </text:list-item>
        <text:list-item>
          <text:p text:style-name="P18"><text:span text:style-name="T2">El sistema poseerá tres módulos principales, el de Administración, el de Gestión de Configuración y el de Desarrollo.</text:span></text:p>
        </text:list-item>
        <text:list-item>
          <text:p text:style-name="P27">Un usuario puede tener distintos permisos.</text:p>
        </text:list-item>
        <text:list-item>
          <text:p text:style-name="P28">Un usuario puede tener <text:s/>roles <text:span text:style-name="T14">y permisos distintos </text:span>en <text:span text:style-name="T14">diferentes</text:span> fases <text:span text:style-name="T14">del mismo proyecto</text:span>.</text:p>
        </text:list-item>
        <text:list-item>
          <text:p text:style-name="P28"><text:span text:style-name="T14">Un usuario puede tener roles y permisos</text:span> distintos <text:span text:style-name="T14">en diferentes </text:span><text:s/>proyectos.</text:p>
        </text:list-item>
        <text:list-item>
          <text:p text:style-name="P21">El sistema permitirá al usuario con el rol adecuado y permisos correspondientes enviar la solicitud para la creación de una Linea Base.</text:p>
        </text:list-item>
        <text:list-item>
          <text:p text:style-name="P21"><text:span text:style-name="T13">Solo </text:span>un conjunto de ítems en estado aprobado <text:span text:style-name="T13">puede pertenecer a una línea base</text:span>.</text:p>
        </text:list-item>
        <text:list-item>
          <text:p text:style-name="P24">El sistema permitirá la creación de Lineas Bases parciales sobre un subconjunto de los ítems de una fase.</text:p>
        </text:list-item>
        <text:list-item>
          <text:p text:style-name="P24"><text:span text:style-name="T13">Solo </text:span>un usuario con rol y permisos <text:span text:style-name="T14">correspondientes</text:span> <text:span text:style-name="T13">puede </text:span>solicitar cambios sobre ítems pertenecientes a un línea base.</text:p>
        </text:list-item>
        <text:list-item>
          <text:p text:style-name="P29">El proyecto puede tener más de una fase activa a la vez.</text:p>
        </text:list-item>
        <text:list-item>
          <text:p text:style-name="P29">El sistema solo posee tres tipos de atributos, cadena, fecha y numérico.</text:p>
        </text:list-item>
        <text:list-item>
          <text:p text:style-name="P29">Solo elementos de un proyecto en estado de Desarrollo pueden seguir siendo modificados.</text:p>
        </text:list-item>
        <text:list-item>
          <text:p text:style-name="P29">Solo un desarrollador puede crear ítems.</text:p>
        </text:list-item>
        <text:list-item>
          <text:p text:style-name="P29">El comité de cambios está compuesto por solo al menos y solo tres usuarios.</text:p>
        </text:list-item>
        <text:list-item>
          <text:p text:style-name="P29">Si y solo si todos los ítems están dentro de una sola línea base puede una fase pasar a estado Cerrado.</text:p>
        </text:list-item>
        <text:list-item>
          <text:p text:style-name="P29">Las líneas bases de una fase en estado cerrada no pueden ser modificadas.</text:p>
        </text:list-item>
        <text:list-item>
          <text:p text:style-name="P29">Las fases solo cierran de forma secuencial.</text:p>
        </text:list-item>
        <text:list-item>
          <text:p text:style-name="P29">Solo un gerente de proyecto con permisos correspondientes puede cambiar el estado de su proyecto asignad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15:21:02.497774344</meta:creation-date>
    <meta:generator>LibreOffice/6.0.7.3$Linux_X86_64 LibreOffice_project/00m0$Build-3</meta:generator>
    <dc:date>2020-03-08T22:20:55.310642351</dc:date>
    <meta:editing-duration>PT1H29M24S</meta:editing-duration>
    <meta:editing-cycles>4</meta:editing-cycles>
    <meta:document-statistic meta:table-count="0" meta:image-count="0" meta:object-count="0" meta:page-count="2" meta:paragraph-count="56" meta:word-count="861" meta:character-count="5249" meta:non-whitespace-character-count="4491"/>
  </office:meta>
</office:document-meta>
</file>